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Table1" style:family="table">
      <style:table-properties style:width="14.781cm" fo:margin-left="-0.132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3.267cm"/>
    </style:style>
    <style:style style:name="Table1.B" style:family="table-column">
      <style:table-column-properties style:column-width="8.534cm"/>
    </style:style>
    <style:style style:name="Table1.C" style:family="table-column">
      <style:table-column-properties style:column-width="2.98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style:min-row-height="2.364cm" fo:keep-together="auto"/>
    </style:style>
    <style:style style:name="Table1.C2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Heading_20_1">
      <style:paragraph-properties fo:text-align="justify" style:justify-single-word="false"/>
      <style:text-properties style:font-name="Arial" fo:font-size="10pt" fo:language="es" fo:country="ES" fo:font-style="normal" style:font-name-asian="Arial2" style:font-size-asian="10pt" style:font-style-asian="normal" style:font-name-complex="Arial2" style:font-size-complex="10pt"/>
    </style:style>
    <style:style style:name="P2" style:family="paragraph" style:parent-style-name="Heading_20_1">
      <style:paragraph-properties fo:text-align="justify" style:justify-single-word="false"/>
      <style:text-properties style:font-name="Arial" fo:font-size="10pt" fo:language="es" fo:country="ES" style:font-name-asian="Arial2" style:font-size-asian="10pt" style:font-name-complex="Arial2" style:font-size-complex="10pt"/>
    </style:style>
    <style:style style:name="P3" style:family="paragraph" style:parent-style-name="Heading_20_2">
      <style:paragraph-properties fo:text-align="center" style:justify-single-word="false"/>
      <style:text-properties style:font-name="Arial" fo:font-size="14pt" fo:language="es" fo:country="ES" style:font-name-asian="Arial2" style:font-size-asian="14pt" style:font-name-complex="Arial2" style:font-size-complex="14pt"/>
    </style:style>
    <style:style style:name="P4" style:family="paragraph" style:parent-style-name="Heading_20_2">
      <style:paragraph-properties fo:text-align="center" style:justify-single-word="false"/>
      <style:text-properties style:font-name="Arial" fo:font-size="14pt" fo:language="es" fo:country="ES" officeooo:paragraph-rsid="0021e414" style:font-name-asian="Arial2" style:font-size-asian="14pt" style:font-name-complex="Arial2" style:font-size-complex="14pt"/>
    </style:style>
    <style:style style:name="P5" style:family="paragraph" style:parent-style-name="Heading_20_2">
      <style:paragraph-properties fo:text-align="center" style:justify-single-word="false"/>
      <style:text-properties style:font-name="Arial" fo:font-size="10pt" fo:language="es" fo:country="ES" style:font-name-asian="Arial2" style:font-size-asian="10pt" style:font-name-complex="Arial2" style:font-size-complex="10pt"/>
    </style:style>
    <style:style style:name="P6" style:family="paragraph" style:parent-style-name="Heading_20_3">
      <style:paragraph-properties fo:text-align="center" style:justify-single-word="false"/>
      <style:text-properties fo:font-size="12pt" fo:language="es" fo:country="ES" fo:font-weight="bold" style:font-size-asian="12pt" style:font-weight-asian="bold" style:font-size-complex="12pt"/>
    </style:style>
    <style:style style:name="P7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language="es" fo:country="ES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language="es" fo:country="ES" fo:font-style="normal" style:text-underline-style="none" fo:font-weight="bold" style:font-name-asian="Arial2" style:font-size-asian="10pt" style:font-style-asian="normal" style:font-weight-asian="bold" style:font-name-complex="Arial2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" fo:font-size="10pt" fo:language="es" fo:country="ES" fo:font-style="normal" style:text-underline-style="none" fo:font-weight="bold" style:font-name-asian="Arial2" style:font-size-asian="10pt" style:font-style-asian="normal" style:font-weight-asian="bold" style:font-name-complex="Arial2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/>
      <style:text-properties fo:font-size="12pt" fo:language="es" fo:country="ES" style:font-size-asian="12pt" style:font-size-complex="12pt"/>
    </style:style>
    <style:style style:name="P11" style:family="paragraph" style:parent-style-name="Standard" style:list-style-name="WWNum1">
      <style:paragraph-properties fo:margin-left="0cm" fo:margin-right="0cm" fo:text-align="justify" style:justify-single-word="false" fo:text-indent="0cm" style:auto-text-indent="false" fo:break-before="auto" fo:break-after="auto"/>
      <style:text-properties fo:font-size="12pt" fo:language="es" fo:country="ES" officeooo:paragraph-rsid="001ac411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/>
      <style:text-properties fo:font-size="14pt" fo:language="es" fo:country="ES" fo:font-style="italic" officeooo:rsid="001f44ba" officeooo:paragraph-rsid="001f44ba" style:font-size-asian="14pt" style:font-style-asian="italic" style:font-size-complex="14pt" style:font-style-complex="italic"/>
    </style:style>
    <style:style style:name="P13" style:family="paragraph" style:parent-style-name="Standard" style:list-style-name="WWNum1">
      <style:paragraph-properties fo:margin-left="0cm" fo:margin-right="0cm" fo:text-align="justify" style:justify-single-word="false" fo:text-indent="0cm" style:auto-text-indent="false"/>
      <style:text-properties fo:font-size="12pt" fo:language="es" fo:country="ES" officeooo:paragraph-rsid="001ac411" style:font-size-asian="12pt" style:font-size-complex="12pt"/>
    </style:style>
    <style:style style:name="P14" style:family="paragraph" style:parent-style-name="Standard" style:list-style-name="WWNum1">
      <style:paragraph-properties fo:margin-left="0cm" fo:margin-right="0cm" fo:text-align="justify" style:justify-single-word="false" fo:text-indent="0cm" style:auto-text-indent="false"/>
      <style:text-properties fo:font-size="12pt" fo:language="es" fo:country="ES" fo:font-weight="bold" officeooo:rsid="001ac411" officeooo:paragraph-rsid="001ac41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size="12pt" fo:language="es" fo:country="ES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language="es" fo:country="ES" officeooo:rsid="001ac411" officeooo:paragraph-rsid="001ac411" style:font-name-asian="Arial2" style:font-size-asian="10pt" style:font-name-complex="Arial2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2pt" fo:language="es" fo:country="ES" fo:font-weight="bold" officeooo:rsid="001d2f07" officeooo:paragraph-rsid="001d2f07" style:font-size-asian="12pt" style:font-weight-asian="bold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fo:language="es" fo:country="ES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1pt" fo:language="es" fo:country="ES" fo:font-weight="bold" officeooo:paragraph-rsid="001bd61b" style:font-size-asian="11pt" style:font-weight-asian="bold" style:font-size-complex="11pt"/>
    </style:style>
    <style:style style:name="P20" style:family="paragraph" style:parent-style-name="Standard">
      <style:paragraph-properties fo:text-align="justify" style:justify-single-word="false"/>
      <style:text-properties fo:color="#2a6099" fo:font-size="12pt" fo:language="es" fo:country="ES" fo:font-weight="bold" officeooo:rsid="0023bf00" officeooo:paragraph-rsid="0023bf0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2a6099" fo:font-size="12pt" fo:language="es" fo:country="ES" fo:font-weight="bold" officeooo:rsid="0024b259" officeooo:paragraph-rsid="0024b25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2a6099" fo:font-size="12pt" fo:language="es" fo:country="ES" fo:font-weight="bold" officeooo:rsid="00272e8d" officeooo:paragraph-rsid="00272e8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2a6099" fo:font-size="12pt" fo:language="es" fo:country="ES" style:font-size-asian="12pt" style:font-size-complex="12pt"/>
    </style:style>
    <style:style style:name="P24" style:family="paragraph" style:parent-style-name="Standard" style:list-style-name="WWNum1">
      <style:paragraph-properties fo:margin-left="0.69cm" fo:margin-right="0cm" fo:text-align="justify" style:justify-single-word="false" fo:text-indent="-0.49cm" style:auto-text-indent="false" fo:break-before="auto" fo:break-after="auto"/>
      <style:text-properties fo:font-size="12pt" fo:language="es" fo:country="ES" style:font-size-asian="12pt" style:font-size-complex="12pt"/>
    </style:style>
    <style:style style:name="P25" style:family="paragraph" style:parent-style-name="Standard" style:list-style-name="WWNum1">
      <style:paragraph-properties fo:margin-left="0.69cm" fo:margin-right="0cm" fo:text-align="justify" style:justify-single-word="false" fo:text-indent="-0.49cm" style:auto-text-indent="false" fo:break-before="auto" fo:break-after="auto"/>
      <style:text-properties fo:font-size="12pt" fo:language="es" fo:country="ES" officeooo:paragraph-rsid="001ac411" style:font-size-asian="12pt" style:font-size-complex="12pt"/>
    </style:style>
    <style:style style:name="P26" style:family="paragraph" style:parent-style-name="Standard" style:list-style-name="WWNum1">
      <style:paragraph-properties fo:margin-left="0.69cm" fo:margin-right="0cm" fo:text-align="justify" style:justify-single-word="false" fo:text-indent="-0.49cm" style:auto-text-indent="false" fo:break-before="auto" fo:break-after="auto"/>
      <style:text-properties fo:font-size="12pt" fo:language="es" fo:country="ES" fo:font-weight="bold" officeooo:rsid="001ac411" officeooo:paragraph-rsid="001ac411" style:font-size-asian="12pt" style:font-weight-asian="bold" style:font-size-complex="12pt" style:font-weight-complex="bold"/>
    </style:style>
    <style:style style:name="P27" style:family="paragraph" style:parent-style-name="Standard" style:list-style-name="WWNum2">
      <style:paragraph-properties fo:margin-left="0.69cm" fo:margin-right="0cm" fo:text-align="justify" style:justify-single-word="false" fo:text-indent="-0.49cm" style:auto-text-indent="false" fo:break-before="auto" fo:break-after="auto"/>
      <style:text-properties fo:font-size="14pt" fo:language="es" fo:country="ES" fo:font-weight="bold" officeooo:paragraph-rsid="001dba56" style:font-size-asian="14pt" style:font-weight-asian="bold" style:font-size-complex="14pt" style:font-weight-complex="bold"/>
    </style:style>
    <style:style style:name="P28" style:family="paragraph" style:parent-style-name="Standard" style:list-style-name="WWNum1">
      <style:paragraph-properties fo:margin-left="0.69cm" fo:margin-right="0cm" fo:text-align="justify" style:justify-single-word="false" fo:text-indent="-0.49cm" style:auto-text-indent="false"/>
      <style:text-properties fo:font-size="12pt" fo:language="es" fo:country="ES" officeooo:paragraph-rsid="001ac411" style:font-size-asian="12pt" style:font-size-complex="12pt"/>
    </style:style>
    <style:style style:name="P29" style:family="paragraph" style:parent-style-name="Standard" style:list-style-name="WWNum1">
      <style:paragraph-properties fo:margin-left="0.69cm" fo:margin-right="0cm" fo:text-align="justify" style:justify-single-word="false" fo:text-indent="-0.49cm" style:auto-text-indent="false"/>
      <style:text-properties fo:font-size="12pt" fo:language="es" fo:country="ES" fo:font-weight="bold" officeooo:paragraph-rsid="001ac411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.69cm" fo:margin-right="0cm" fo:text-align="justify" style:justify-single-word="false" fo:text-indent="-0.49cm" style:auto-text-indent="false"/>
      <style:text-properties fo:font-size="12pt" fo:language="es" fo:country="ES" fo:font-weight="bold" officeooo:rsid="001ac411" officeooo:paragraph-rsid="001ac411" style:font-size-asian="12pt" style:font-weight-asian="bold" style:font-size-complex="12pt" style:font-weight-complex="bold"/>
    </style:style>
    <style:style style:name="P31" style:family="paragraph" style:parent-style-name="Standard" style:list-style-name="WWNum1">
      <style:paragraph-properties fo:margin-left="0.69cm" fo:margin-right="0cm" fo:text-align="justify" style:justify-single-word="false" fo:text-indent="-0.49cm" style:auto-text-indent="false"/>
      <style:text-properties fo:font-size="12pt" fo:language="es" fo:country="ES" fo:font-weight="bold" officeooo:rsid="001ac411" officeooo:paragraph-rsid="001ac411" style:font-size-asian="12pt" style:font-weight-asian="bold" style:font-size-complex="12pt" style:font-weight-complex="bold"/>
    </style:style>
    <style:style style:name="P32" style:family="paragraph" style:parent-style-name="Standard" style:list-style-name="WWNum1">
      <style:paragraph-properties fo:margin-left="0.69cm" fo:margin-right="0cm" fo:text-align="justify" style:justify-single-word="false" fo:text-indent="-0.49cm" style:auto-text-indent="false"/>
      <style:text-properties fo:font-size="12pt" fo:language="es" fo:country="ES" fo:font-weight="normal" officeooo:rsid="001ac411" officeooo:paragraph-rsid="001ac411" style:font-size-asian="12pt" style:font-weight-asian="normal" style:font-size-complex="12pt" style:font-weight-complex="normal"/>
    </style:style>
    <style:style style:name="P33" style:family="paragraph" style:parent-style-name="Standard" style:list-style-name="WWNum1">
      <style:paragraph-properties fo:margin-left="0.69cm" fo:margin-right="0cm" fo:text-align="justify" style:justify-single-word="false" fo:text-indent="-0.49cm" style:auto-text-indent="false"/>
      <style:text-properties fo:language="es" fo:country="ES" fo:font-weight="normal" officeooo:rsid="001ac411" officeooo:paragraph-rsid="0020ae1c" style:font-weight-asian="normal" style:font-weight-complex="normal"/>
    </style:style>
    <style:style style:name="P34" style:family="paragraph" style:parent-style-name="Standard">
      <style:paragraph-properties fo:margin-left="0.69cm" fo:margin-right="0cm" fo:text-align="justify" style:justify-single-word="false" fo:text-indent="-0.49cm" style:auto-text-indent="false"/>
      <style:text-properties fo:color="#2a6099" fo:font-size="12pt" fo:language="es" fo:country="ES" fo:font-weight="bold" officeooo:rsid="00272e8d" officeooo:paragraph-rsid="00272e8d" style:font-size-asian="12pt" style:font-weight-asian="bold" style:font-size-complex="12pt" style:font-weight-complex="bold"/>
    </style:style>
    <style:style style:name="P35" style:family="paragraph" style:parent-style-name="Standard" style:list-style-name="WWNum2">
      <style:paragraph-properties fo:margin-left="0.69cm" fo:margin-right="0cm" fo:text-align="justify" style:justify-single-word="false" fo:text-indent="-0.49cm" style:auto-text-indent="false" fo:break-before="page"/>
      <style:text-properties fo:language="es" fo:country="ES" officeooo:paragraph-rsid="001f44ba"/>
    </style:style>
    <style:style style:name="P36" style:family="paragraph" style:parent-style-name="Standard" style:list-style-name="WWNum1">
      <style:paragraph-properties fo:margin-left="1.905cm" fo:margin-right="0cm" fo:text-align="justify" style:justify-single-word="false" fo:text-indent="-0.635cm" style:auto-text-indent="false" fo:break-before="auto" fo:break-after="auto"/>
      <style:text-properties fo:font-size="12pt" fo:language="es" fo:country="ES" officeooo:rsid="001ac411" style:font-size-asian="12pt" style:font-size-complex="12pt"/>
    </style:style>
    <style:style style:name="P37" style:family="paragraph" style:parent-style-name="Standard" style:list-style-name="WWNum1">
      <style:paragraph-properties fo:margin-left="1.905cm" fo:margin-right="0cm" fo:text-align="justify" style:justify-single-word="false" fo:text-indent="-0.635cm" style:auto-text-indent="false" fo:break-before="auto" fo:break-after="auto"/>
      <style:text-properties fo:font-size="12pt" fo:language="es" fo:country="ES" style:font-size-asian="12pt" style:font-size-complex="12pt"/>
    </style:style>
    <style:style style:name="P38" style:family="paragraph" style:parent-style-name="Standard" style:list-style-name="WWNum1">
      <style:paragraph-properties fo:margin-left="1.905cm" fo:margin-right="0cm" fo:text-align="justify" style:justify-single-word="false" fo:text-indent="-0.635cm" style:auto-text-indent="false"/>
      <style:text-properties fo:font-size="12pt" fo:language="es" fo:country="ES" officeooo:rsid="001ac411" officeooo:paragraph-rsid="001ac411" style:font-size-asian="12pt" style:font-size-complex="12pt"/>
    </style:style>
    <style:style style:name="P39" style:family="paragraph" style:parent-style-name="Standard">
      <style:paragraph-properties fo:margin-left="1.905cm" fo:margin-right="0cm" fo:text-align="justify" style:justify-single-word="false" fo:text-indent="-0.635cm" style:auto-text-indent="false"/>
      <style:text-properties fo:font-size="12pt" fo:language="es" fo:country="ES" style:font-size-asian="12pt" style:font-size-complex="12pt"/>
    </style:style>
    <style:style style:name="P40" style:family="paragraph" style:parent-style-name="Standard">
      <style:paragraph-properties fo:margin-left="1.905cm" fo:margin-right="0cm" fo:text-align="justify" style:justify-single-word="false" fo:text-indent="-0.635cm" style:auto-text-indent="false"/>
      <style:text-properties fo:color="#2a6099" fo:font-size="12pt" fo:language="es" fo:country="ES" officeooo:rsid="001ac411" style:font-size-asian="12pt" style:font-size-complex="12pt"/>
    </style:style>
    <style:style style:name="P41" style:family="paragraph" style:parent-style-name="Standard">
      <style:paragraph-properties fo:margin-left="1.905cm" fo:margin-right="0cm" fo:text-align="justify" style:justify-single-word="false" fo:text-indent="-0.635cm" style:auto-text-indent="false"/>
      <style:text-properties fo:color="#2a6099" fo:font-size="12pt" fo:language="es" fo:country="ES" officeooo:rsid="00252edc" officeooo:paragraph-rsid="00252edc" style:font-size-asian="12pt" style:font-size-complex="12pt"/>
    </style:style>
    <style:style style:name="P42" style:family="paragraph" style:parent-style-name="Standard" style:list-style-name="WWNum1">
      <style:paragraph-properties fo:margin-left="1.27cm" fo:margin-right="0cm" fo:text-align="justify" style:justify-single-word="false" fo:text-indent="0cm" style:auto-text-indent="false"/>
      <style:text-properties fo:font-size="12pt" fo:language="es" fo:country="ES" officeooo:rsid="001ac411" officeooo:paragraph-rsid="001ac411" style:font-size-asian="12pt" style:font-size-complex="12pt"/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fo:language="es" fo:country="ES" officeooo:rsid="001ac411" officeooo:paragraph-rsid="001ac411" style:font-size-asian="12pt" style:font-size-complex="12pt"/>
    </style:style>
    <style:style style:name="P4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fo:language="es" fo:country="ES" style:font-size-asian="12pt" style:font-size-complex="12pt"/>
    </style:style>
    <style:style style:name="P4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2a6099" fo:font-size="12pt" fo:language="es" fo:country="ES" officeooo:rsid="00252edc" officeooo:paragraph-rsid="00252edc" style:font-size-asian="12pt" style:font-size-complex="12pt"/>
    </style:style>
    <style:style style:name="P46" style:family="paragraph" style:parent-style-name="Standard">
      <style:paragraph-properties fo:margin-left="0.69cm" fo:margin-right="0cm" fo:text-align="justify" style:justify-single-word="false" fo:text-indent="0cm" style:auto-text-indent="false" fo:break-before="auto" fo:break-after="auto"/>
      <style:text-properties fo:color="#2a6099" fo:font-size="12pt" fo:language="es" fo:country="ES" style:font-size-asian="12pt" style:font-size-complex="12pt"/>
    </style:style>
    <style:style style:name="P47" style:family="paragraph" style:parent-style-name="Standard">
      <style:paragraph-properties fo:margin-left="0.69cm" fo:margin-right="0cm" fo:text-align="justify" style:justify-single-word="false" fo:text-indent="0cm" style:auto-text-indent="false" fo:break-before="auto" fo:break-after="auto" style:writing-mode="lr-tb"/>
      <style:text-properties fo:color="#2a6099" fo:font-size="12pt" fo:language="es" fo:country="ES" fo:font-weight="bold" officeooo:rsid="002340d5" officeooo:paragraph-rsid="002340d5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.69cm" fo:margin-right="0cm" fo:text-align="justify" style:justify-single-word="false" fo:text-indent="0cm" style:auto-text-indent="false"/>
      <style:text-properties fo:font-size="12pt" fo:language="es" fo:country="ES" style:font-size-asian="12pt" style:font-size-complex="12pt"/>
    </style:style>
    <style:style style:name="P49" style:family="paragraph" style:parent-style-name="Standard">
      <style:paragraph-properties fo:margin-left="0.69cm" fo:margin-right="0cm" fo:text-align="justify" style:justify-single-word="false" fo:text-indent="0cm" style:auto-text-indent="false"/>
      <style:text-properties fo:font-size="14pt" fo:language="es" fo:country="ES" style:font-size-asian="14pt" style:font-size-complex="14pt"/>
    </style:style>
    <style:style style:name="P50" style:family="paragraph" style:parent-style-name="Standard">
      <style:paragraph-properties fo:margin-left="0.69cm" fo:margin-right="0cm" fo:text-align="justify" style:justify-single-word="false" fo:text-indent="0cm" style:auto-text-indent="false"/>
      <style:text-properties fo:language="es" fo:country="ES"/>
    </style:style>
    <style:style style:name="P51" style:family="paragraph" style:parent-style-name="Standard">
      <style:paragraph-properties fo:margin-left="0.69cm" fo:margin-right="0cm" fo:text-align="justify" style:justify-single-word="false" fo:text-indent="0cm" style:auto-text-indent="false"/>
      <style:text-properties fo:color="#2a6099" fo:font-size="12pt" fo:language="es" fo:country="ES" officeooo:rsid="0023bf00" officeooo:paragraph-rsid="0023bf00" style:font-size-asian="12pt" style:font-size-complex="12pt"/>
    </style:style>
    <style:style style:name="P52" style:family="paragraph" style:parent-style-name="Standard">
      <style:paragraph-properties fo:margin-left="0.69cm" fo:margin-right="0cm" fo:text-align="justify" style:justify-single-word="false" fo:text-indent="0cm" style:auto-text-indent="false" style:writing-mode="lr-tb"/>
      <style:text-properties fo:color="#2a6099" fo:font-size="12pt" fo:language="es" fo:country="ES" fo:font-weight="bold" officeooo:rsid="002340d5" officeooo:paragraph-rsid="002340d5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.69cm" fo:margin-right="0cm" fo:text-align="justify" style:justify-single-word="false" fo:text-indent="0cm" style:auto-text-indent="false" style:writing-mode="lr-tb"/>
      <style:text-properties fo:color="#2a6099" fo:font-size="12pt" fo:language="es" fo:country="ES" fo:font-weight="bold" officeooo:rsid="0023bf00" officeooo:paragraph-rsid="0023bf00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 fo:break-before="auto" fo:break-after="auto" fo:padding-left="0cm" fo:padding-right="0cm" fo:padding-top="0cm" fo:padding-bottom="0.035cm" fo:border-left="none" fo:border-right="none" fo:border-top="none" fo:border-bottom="0.99pt solid #000000"/>
      <style:text-properties fo:language="es" fo:country="ES" fo:font-weight="bold" style:font-weight-asian="bold"/>
    </style:style>
    <style:style style:name="P55" style:family="paragraph" style:parent-style-name="Standard">
      <style:paragraph-properties fo:text-align="justify" style:justify-single-word="false" fo:break-before="auto" fo:break-after="auto"/>
      <style:text-properties fo:font-size="11pt" fo:language="es" fo:country="ES" fo:font-weight="bold" style:font-size-asian="11pt" style:font-weight-asian="bold" style:font-size-complex="11pt"/>
    </style:style>
    <style:style style:name="P56" style:family="paragraph" style:parent-style-name="Standard">
      <style:paragraph-properties fo:text-align="justify" style:justify-single-word="false" fo:break-before="auto" fo:break-after="auto"/>
      <style:text-properties fo:language="es" fo:country="ES" style:text-underline-style="none"/>
    </style:style>
    <style:style style:name="P57" style:family="paragraph" style:parent-style-name="Standard">
      <style:paragraph-properties fo:text-align="justify" style:justify-single-word="false" fo:break-before="auto" fo:break-after="auto"/>
      <style:text-properties fo:language="es" fo:country="ES"/>
    </style:style>
    <style:style style:name="P58" style:family="paragraph" style:parent-style-name="Standard">
      <style:paragraph-properties fo:text-align="justify" style:justify-single-word="false" fo:break-before="auto" fo:break-after="auto"/>
      <style:text-properties fo:language="es" fo:country="ES" fo:font-weight="bold" style:font-weight-asian="bold" style:font-weight-complex="bold"/>
    </style:style>
    <style:style style:name="P59" style:family="paragraph" style:parent-style-name="Standard">
      <style:paragraph-properties fo:text-align="justify" style:justify-single-word="false" fo:break-before="auto" fo:break-after="auto"/>
      <style:text-properties style:text-line-through-style="none" style:text-line-through-type="none" fo:font-size="20pt" fo:language="es" fo:country="E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0" style:family="paragraph" style:parent-style-name="Standard">
      <style:paragraph-properties fo:text-align="justify" style:justify-single-word="false" fo:break-before="auto" fo:break-after="auto"/>
      <style:text-properties fo:font-size="12pt" fo:language="es" fo:country="E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text-align="justify" style:justify-single-word="false" fo:break-before="auto" fo:break-after="auto"/>
      <style:text-properties fo:font-size="12pt" fo:language="es" fo:country="ES" style:font-size-asian="12pt" style:font-size-complex="12pt"/>
    </style:style>
    <style:style style:name="P62" style:family="paragraph" style:parent-style-name="Standard">
      <style:paragraph-properties fo:text-align="justify" style:justify-single-word="false" fo:break-before="auto" fo:break-after="auto"/>
      <style:text-properties fo:font-size="14pt" fo:language="es" fo:country="ES" style:text-underline-style="solid" style:text-underline-width="auto" style:text-underline-color="font-color" style:font-size-asian="14pt" style:font-size-complex="14pt"/>
    </style:style>
    <style:style style:name="P63" style:family="paragraph" style:parent-style-name="Standard">
      <style:paragraph-properties fo:text-align="justify" style:justify-single-word="false" fo:break-before="auto" fo:break-after="auto"/>
      <style:text-properties fo:color="#2a6099" fo:font-size="12pt" fo:language="es" fo:country="ES" style:font-size-asian="12pt" style:font-size-complex="12pt"/>
    </style:style>
    <style:style style:name="P64" style:family="paragraph" style:parent-style-name="Standard">
      <style:paragraph-properties fo:text-align="justify" style:justify-single-word="false" fo:break-before="auto" fo:break-after="auto"/>
      <style:text-properties fo:color="#2a6099" fo:font-size="12pt" fo:language="es" fo:country="ES" fo:font-weight="bold" officeooo:rsid="0023bf00" officeooo:paragraph-rsid="0023bf00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99pt solid #000000"/>
      <style:text-properties fo:language="es" fo:country="ES" fo:font-weight="bold" style:font-weight-asian="bold"/>
    </style:style>
    <style:style style:name="P66" style:family="paragraph" style:parent-style-name="Standard">
      <style:paragraph-properties fo:margin-left="1.905cm" fo:margin-right="0cm" fo:text-align="justify" style:justify-single-word="false" fo:text-indent="0cm" style:auto-text-indent="false" fo:break-before="auto" fo:break-after="auto"/>
      <style:text-properties fo:font-size="12pt" fo:language="es" fo:country="ES" style:font-size-asian="12pt" style:font-size-complex="12pt"/>
    </style:style>
    <style:style style:name="P67" style:family="paragraph" style:parent-style-name="Standard">
      <style:paragraph-properties fo:text-align="justify" style:justify-single-word="false" fo:break-before="page"/>
      <style:text-properties fo:font-size="20pt" fo:language="es" fo:country="E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8" style:family="paragraph" style:parent-style-name="Text_20_body">
      <style:paragraph-properties fo:text-align="justify" style:justify-single-word="false"/>
      <style:text-properties fo:language="es" fo:country="ES"/>
    </style:style>
    <style:style style:name="P69" style:family="paragraph" style:parent-style-name="Text_20_body" style:list-style-name="L1">
      <style:paragraph-properties fo:text-align="justify" style:justify-single-word="false"/>
      <style:text-properties fo:language="es" fo:country="ES"/>
    </style:style>
    <style:style style:name="P70" style:family="paragraph" style:parent-style-name="Text_20_body" style:list-style-name="WWNum2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2pt" fo:language="es" fo:country="ES" fo:font-style="normal" style:text-underline-style="none" fo:font-weight="normal" officeooo:rsid="001f44ba" officeooo:paragraph-rsid="001f44ba" style:text-blinking="false" fo:background-color="transparent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2pt" fo:language="es" fo:country="ES" fo:font-style="normal" style:text-underline-style="none" fo:font-weight="normal" officeooo:rsid="0020ae1c" officeooo:paragraph-rsid="0020ae1c" style:text-blinking="false" fo:background-color="transparent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2pt" fo:language="es" fo:country="ES" fo:font-style="italic" style:text-underline-style="none" fo:font-weight="normal" officeooo:rsid="0020ae1c" officeooo:paragraph-rsid="0020ae1c" style:text-blinking="false" fo:background-color="transparent" style:font-style-asian="italic" style:font-weight-asian="normal" style:font-style-complex="italic" style:font-weight-complex="normal"/>
    </style:style>
    <style:style style:name="P73" style:family="paragraph" style:parent-style-name="Text_20_body" style:list-style-name="WWNum2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2pt" fo:language="es" fo:country="ES" fo:font-style="italic" style:text-underline-style="none" fo:font-weight="bold" officeooo:rsid="0020ae1c" officeooo:paragraph-rsid="0020ae1c" style:text-blinking="false" fo:background-color="transparent"/>
    </style:style>
    <style:style style:name="P74" style:family="paragraph" style:parent-style-name="Text_20_body" style:list-style-name="WWNum2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1pt" fo:language="es" fo:country="ES" fo:font-style="normal" style:text-underline-style="none" fo:font-weight="normal" officeooo:rsid="001dba56" officeooo:paragraph-rsid="001dba56" style:text-blinking="false" fo:background-color="transparent"/>
    </style:style>
    <style:style style:name="P75" style:family="paragraph" style:parent-style-name="Text_20_body" style:list-style-name="WWNum2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fo:language="es" fo:country="ES" fo:font-style="normal" style:text-underline-style="none" fo:font-weight="normal" officeooo:paragraph-rsid="001f44ba" style:text-blinking="false" fo:background-color="transparent" style:font-style-asian="normal" style:font-weight-asian="normal" style:font-style-complex="normal" style:font-weight-complex="normal"/>
    </style:style>
    <style:style style:name="P76" style:family="paragraph" style:parent-style-name="Text_20_body" style:list-style-name="WWNum2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fo:language="es" fo:country="ES" fo:font-style="italic" style:text-underline-style="none" fo:font-weight="normal" officeooo:rsid="001f44ba" officeooo:paragraph-rsid="001f44ba" style:text-blinking="false" fo:background-color="transparent" style:font-style-asian="italic" style:font-weight-asian="normal" style:font-style-complex="italic" style:font-weight-complex="normal"/>
    </style:style>
    <style:style style:name="P7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language="es" fo:country="ES" fo:font-style="normal" style:text-underline-style="none" fo:font-weight="normal" style:text-blinking="false" fo:background-color="transparent"/>
    </style:style>
    <style:style style:name="P7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language="es" fo:country="ES" fo:font-style="normal" style:text-underline-style="none" fo:font-weight="normal" officeooo:paragraph-rsid="0020ae1c" style:text-blinking="false" fo:background-color="transparent"/>
    </style:style>
    <style:style style:name="P79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language="es" fo:country="ES" fo:font-style="normal" style:text-underline-style="none" fo:font-weight="normal" style:text-blinking="false" fo:background-color="transparent"/>
    </style:style>
    <style:style style:name="P8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language="es" fo:country="ES" fo:font-style="italic" style:font-style-asian="italic" style:font-style-complex="italic"/>
    </style:style>
    <style:style style:name="P8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language="es" fo:country="ES" fo:font-style="normal" style:text-underline-style="none" fo:font-weight="normal" style:text-blinking="false" fo:background-color="transparent"/>
    </style:style>
    <style:style style:name="P8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language="es" fo:country="ES" fo:font-style="normal" style:text-underline-style="none" fo:font-weight="normal" style:text-blinking="false" fo:background-color="transparent"/>
    </style:style>
    <style:style style:name="P83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language="es" fo:country="ES" fo:font-style="normal" style:text-underline-style="none" fo:font-weight="normal" style:text-blinking="false" fo:background-color="transparent"/>
    </style:style>
    <style:style style:name="P84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language="es" fo:country="ES" fo:font-style="normal" style:text-underline-style="none" fo:font-weight="normal" officeooo:paragraph-rsid="001f44ba" style:text-blinking="false" fo:background-color="transparent"/>
    </style:style>
    <style:style style:name="P85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language="es" fo:country="ES" fo:font-style="normal" style:text-underline-style="none" fo:font-weight="normal" officeooo:rsid="0020ae1c" officeooo:paragraph-rsid="0020ae1c" style:text-blinking="false" fo:background-color="transparent"/>
    </style:style>
    <style:style style:name="P86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language="es" fo:country="ES" fo:font-style="normal" style:text-underline-style="none" fo:font-weight="normal" style:text-blinking="false" fo:background-color="transparen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ac411" style:font-weight-asian="bold"/>
    </style:style>
    <style:style style:name="T3" style:family="text">
      <style:text-properties fo:font-weight="bold" officeooo:rsid="0024b259" style:font-weight-asian="bold" style:font-weight-complex="bold"/>
    </style:style>
    <style:style style:name="T4" style:family="text">
      <style:text-properties officeooo:rsid="001ac411"/>
    </style:style>
    <style:style style:name="T5" style:family="text">
      <style:text-properties officeooo:rsid="001bd61b"/>
    </style:style>
    <style:style style:name="T6" style:family="text">
      <style:text-properties officeooo:rsid="001d2f07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ize="11pt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11pt" style:text-underline-style="none" fo:font-weight="normal" officeooo:rsid="001f44b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1pt" style:text-underline-style="none" fo:font-weight="bold" officeooo:rsid="0020ae1c" style:text-blinking="false" fo:background-color="transparent" loext:char-shading-value="0" style:font-weight-asian="bold" style:font-weight-complex="bold"/>
    </style:style>
    <style:style style:name="T10" style:family="text">
      <style:text-properties officeooo:rsid="001f44ba"/>
    </style:style>
    <style:style style:name="T11" style:family="text">
      <style:text-properties officeooo:rsid="001dba56"/>
    </style:style>
    <style:style style:name="T12" style:family="text">
      <style:text-properties style:font-name="Arial1" fo:font-size="12pt"/>
    </style:style>
    <style:style style:name="T13" style:family="text">
      <style:text-properties style:font-name="Arial1" fo:font-size="12pt" style:font-size-asian="14pt" style:font-size-complex="14pt"/>
    </style:style>
    <style:style style:name="T14" style:family="text">
      <style:text-properties style:font-name="Arial1" fo:font-size="12pt" officeooo:rsid="001f44ba" style:font-size-asian="14pt" style:font-size-complex="14pt"/>
    </style:style>
    <style:style style:name="T15" style:family="text">
      <style:text-properties style:font-name="Arial1" fo:font-size="12pt" officeooo:rsid="001f44ba"/>
    </style:style>
    <style:style style:name="T16" style:family="text">
      <style:text-properties style:font-name="Arial1" fo:font-size="12pt" officeooo:rsid="0020ae1c"/>
    </style:style>
    <style:style style:name="T17" style:family="text">
      <style:text-properties fo:font-size="14pt" fo:font-style="italic" fo:font-weight="bold" officeooo:rsid="001dba56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4pt" fo:font-style="italic" fo:font-weight="bold" officeooo:rsid="001f44ba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officeooo:rsid="0020ae1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4b259" style:font-weight-asian="normal" style:font-weight-complex="normal"/>
    </style:style>
    <style:style style:name="T22" style:family="text">
      <style:text-properties officeooo:rsid="0023bf00"/>
    </style:style>
    <style:style style:name="T23" style:family="text">
      <style:text-properties style:text-position="sub 58%" officeooo:rsid="0023bf00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23bf0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Institut</text:span> Provençana</text:p>
          </table:table-cell>
          <table:table-cell table:style-name="Table1.A1" office:value-type="string">
            <text:p text:style-name="P5">CFGS DAW BIO <text:span text:style-name="T6">2</text:span> (2n)</text:p>
          </table:table-cell>
          <table:table-cell table:style-name="Table1.C1" office:value-type="string">
            <text:p text:style-name="P2">Curs 202<text:span text:style-name="T4">1</text:span>-2<text:span text:style-name="T4">2</text:span></text:p>
            <text:p text:style-name="P16">Octubre 2021.</text:p>
          </table:table-cell>
        </table:table-row>
        <table:table-row table:style-name="Table1.2">
          <table:table-cell table:style-name="Table1.A1" office:value-type="string">
            <text:p text:style-name="P8"/>
            <text:p text:style-name="P9">Departament d'Informàtica</text:p>
          </table:table-cell>
          <table:table-cell table:style-name="Table1.A1" office:value-type="string">
            <text:p text:style-name="P3">Pràctica <text:span text:style-name="T4">PT1</text:span> - UF1</text:p>
            <text:p text:style-name="P4">Programació amb Java i Netbeans. </text:p>
            <text:p text:style-name="P4">Refracció i documentació. <text:s/></text:p>
          </table:table-cell>
          <table:table-cell table:style-name="Table1.C2" office:value-type="string">
            <text:p text:style-name="P6">M15 – UF1</text:p>
            <text:p text:style-name="P17">A01 - PT1</text:p>
          </table:table-cell>
        </table:table-row>
      </table:table>
      <text:p text:style-name="P54"/>
      <text:p text:style-name="P65">Nom i cognoms alumne:</text:p>
      <text:p text:style-name="P55"/>
      <text:p text:style-name="P55">Es valorarà que:</text:p>
      <text:p text:style-name="P55">• El codi estigui comentat i documentat de forma correcta, <text:span text:style-name="T5">tant a nivell intern com a nivell de JavaDoc.</text:span></text:p>
      <text:p text:style-name="P55">• Separació i reutilizació adecuada del codi. </text:p>
      <text:p text:style-name="P55">• Eficiència, simplicitat y legibilitat.</text:p>
      <text:p text:style-name="P19"/>
      <text:p text:style-name="P56"/>
      <text:p text:style-name="P59">TEORIA (3 punts)</text:p>
      <text:p text:style-name="P60">Respon en aquest document. Fes captures de pantalla i posa els enllaços web que facin falta per reforçar la explicació.</text:p>
      <text:p text:style-name="P61"/>
      <text:p text:style-name="P61"/>
      <text:list xml:id="list1576227651" text:style-name="WWNum1">
        <text:list-item>
          <text:p text:style-name="P24">Quina és la diferència entre «JDK» i «JRE». Quina cal instal.lar per a programar aplicacions en Java?</text:p>
        </text:list-item>
      </text:list>
      <text:p text:style-name="P47">JDK <text:span text:style-name="T20">es la abreviatura de </text:span><text:span text:style-name="T22">java Development kit</text:span><text:span text:style-name="T23"> </text:span><text:span text:style-name="T26">tiene lo mismo que el jre pero también tiene el compilador javac y las erramientas javadoc y jdb, Es capaz de crear y compilar programas.</text:span></text:p>
      <text:p text:style-name="P52"><text:span text:style-name="T26"/></text:p>
      <text:p text:style-name="P53"><text:span text:style-name="T24">JRE </text:span><text:span text:style-name="T25">es la abreviatura de </text:span><text:span text:style-name="T24">Java Runtime Enviroment. </text:span><text:span text:style-name="T25">Es un paquete de todo lo necesario para ejecutar programas compilados, incluidas la maquina virtual de java (JVM) </text:span></text:p>
      <text:p text:style-name="P46"/>
      <text:p text:style-name="P51">Para programar necesitamos el JDK ya que nos permite crear y compilar condigo el otro solo <text:s/>nos permite ejecutar código compilado.</text:p>
      <text:p text:style-name="P48"/>
      <text:list xml:id="list134355203593810" text:continue-numbering="true" text:style-name="WWNum1">
        <text:list-item>
          <text:p text:style-name="P25">Anomena i mostra el resultat de 3 dreçeres d’autocompletar del teclat que consideris útils. </text:p>
          <text:p text:style-name="P28">Exemple:</text:p>
        </text:list-item>
      </text:list>
      <text:p text:style-name="P63"><text:span text:style-name="T1">sout + Tab </text:span><text:tab/><text:tab/>System.out.println("");</text:p>
      <text:p text:style-name="P63"/>
      <text:p text:style-name="P64">fore + Tab<text:tab/><text:tab/><text:tab/><text:span text:style-name="T20">for (type element : elements)</text:span><text:span text:style-name="T21">{}</text:span></text:p>
      <text:p text:style-name="P20"/>
      <text:p text:style-name="P21">if + Tab<text:tab/><text:tab/><text:tab/><text:span text:style-name="T20">if(true){}</text:span><text:tab/><text:tab/></text:p>
      <text:p text:style-name="P63"/>
      <text:p text:style-name="P23"><text:span text:style-name="T3">le + tab <text:tab/><text:tab/><text:tab/></text:span><text:span text:style-name="T21">length</text:span></text:p>
      <text:p text:style-name="P18"/>
      <text:list xml:id="list134356199905284" text:continue-numbering="true" text:style-name="WWNum1">
        <text:list-item>
          <text:p text:style-name="P24">Quines són les dreceres del teclat per a:</text:p>
          <text:list>
            <text:list-item>
              <text:p text:style-name="P36"><text:soft-page-break/>Importar automàticament llibreries que falten (java.util, java.io …)</text:p>
            </text:list-item>
          </text:list>
        </text:list-item>
      </text:list>
      <text:p text:style-name="P40"/>
      <text:p text:style-name="P41">para seleccionar la classe: “alt + shift + i” </text:p>
      <text:p text:style-name="P41">para todas las classes: <text:s/>“ctl + shift + i”</text:p>
      <text:p text:style-name="P41"/>
      <text:list xml:id="list134356062256451" text:continue-numbering="true" text:style-name="WWNum1">
        <text:list-item>
          <text:list>
            <text:list-item>
              <text:p text:style-name="P37">Comentar i descomentar un bloc de codi seleccionat</text:p>
            </text:list-item>
          </text:list>
        </text:list-item>
      </text:list>
      <text:p text:style-name="P44"/>
      <text:p text:style-name="P45">ctr + shift + c</text:p>
      <text:p text:style-name="P44"/>
      <text:list xml:id="list134357177814533" text:continue-numbering="true" text:style-name="WWNum1">
        <text:list-item>
          <text:list>
            <text:list-item>
              <text:p text:style-name="P38">Executar el programa en mode debug.</text:p>
            </text:list-item>
          </text:list>
        </text:list-item>
      </text:list>
      <text:p text:style-name="P43"/>
      <text:p text:style-name="P45">Ctr + f5</text:p>
      <text:p text:style-name="P43"/>
      <text:list xml:id="list134355200342475" text:continue-numbering="true" text:style-name="WWNum1">
        <text:list-item>
          <text:list>
            <text:list-item>
              <text:p text:style-name="P37">Arreglar errors de compilació on hi ha el cursor seleccionat.</text:p>
            </text:list-item>
          </text:list>
        </text:list-item>
      </text:list>
      <text:p text:style-name="P39"/>
      <text:p text:style-name="P39"/>
      <text:list xml:id="list134355358109228" text:continue-numbering="true" text:style-name="WWNum1">
        <text:list-item>
          <text:list>
            <text:list-header>
              <text:p text:style-name="P42"/>
              <text:p text:style-name="P42">Proposa 2 dreceres de teclat més que et siguin útils.</text:p>
            </text:list-header>
          </text:list>
        </text:list-item>
      </text:list>
      <text:p text:style-name="P43"/>
      <text:p text:style-name="P45">“f4” run donde este el cursor</text:p>
      <text:p text:style-name="P45">“ctr + f” buscar palabras en el archivo</text:p>
      <text:p text:style-name="P66"/>
      <text:p text:style-name="P10"/>
      <text:p text:style-name="P10"/>
      <text:p text:style-name="P10"/>
      <text:p text:style-name="P10"/>
      <text:p text:style-name="P15"/>
      <text:list xml:id="list134356876588906" text:continue-numbering="true" text:style-name="WWNum1">
        <text:list-item>
          <text:p text:style-name="P26">Refracció. Com ho faries per canviar el nom d’una classe, tenint en compte les seves referències ? </text:p>
          <text:p text:style-name="P29">I per a convertir un valor en una constant ?</text:p>
          <text:p text:style-name="P11"/>
          <text:p text:style-name="P11">pex. </text:p>
          <text:p text:style-name="P13">Convertir aquest 0,3 en un DESCOMPTE_JOVENT.</text:p>
          <text:p text:style-name="P11"/>
          <text:p text:style-name="P14">preutotal = preu * (1 - 0,3)</text:p>
        </text:list-item>
      </text:list>
      <text:p text:style-name="P30"/>
      <text:p text:style-name="P30"/>
      <text:p text:style-name="P34">Para cambiar el nombre. Seleccionando el nombre y con el menu refactor, rename o con “ctr + r”.</text:p>
      <text:p text:style-name="P34"><text:s/></text:p>
      <text:p text:style-name="P34">Para crear una variable. Seleccionando la parte que contendra la variable boton derecho refactor, Introduce , Variable o con “alt+shift+v”</text:p>
      <text:p text:style-name="P30"/>
      <text:list xml:id="list134355617235036" text:continue-numbering="true" text:style-name="WWNum1">
        <text:list-item>
          <text:p text:style-name="P31"><text:s/>Autogenerar mètodes d’una classe.</text:p>
          <text:p text:style-name="P32">Indica com es pot generar automàticament els mètodes get i set dels atributs d’una classe.</text:p>
          <text:p text:style-name="P31"/>
        </text:list-item>
      </text:list>
      <text:p text:style-name="P22">Con el boton derecho, en la parte de insertar codigo, getter y setter. Seleccionamos todos loa tributos que queremos. O con “alt + enter”</text:p>
      <text:list xml:id="list134355956861136" text:continue-numbering="true" text:style-name="WWNum1">
        <text:list-header>
          <text:p text:style-name="P33"/>
        </text:list-header>
      </text:list>
      <text:p text:style-name="P57"/>
      <text:p text:style-name="P58"/>
      <text:p text:style-name="P67">PRÀCTI<text:span text:style-name="T19">CA</text:span> PROGRAMACIÓ (<text:span text:style-name="T4">7</text:span> punts)</text:p>
      <text:p text:style-name="P62">Envia el codi <text:span text:style-name="T5">i les JavaDoc </text:span>en un projecte Netbeans. </text:p>
      <text:p text:style-name="P12">Consell: Guardeu-vos aquests exemples ja que els usarem més endavant.</text:p>
      <text:p text:style-name="P49"/>
      <text:p text:style-name="P50"/>
      <text:list xml:id="list3594496336" text:style-name="WWNum2">
        <text:list-item>
          <text:p text:style-name="P27"><text:span text:style-name="T10">TRACTAMENT DE CADENES D’</text:span><text:span text:style-name="T11">ADN (</text:span><text:span text:style-name="T10">3</text:span><text:span text:style-name="T11"> PUNTS)</text:span></text:p>
          <text:p text:style-name="P75"><text:span text:style-name="T14">Crea una a</text:span><text:span text:style-name="T13">plicació que, donada una seqüència d'ADN introduïda per teclat </text:span><text:span text:style-name="T12">(que pot tenir caràcters A,G,T o C) calcul</text:span><text:span text:style-name="T15">i</text:span><text:span text:style-name="T12"> el número de vegades que apareix cadascuna de de les seves bases, </text:span><text:span text:style-name="T15">i el seu percentatge.</text:span></text:p>
          <text:p text:style-name="P70">Exemple:</text:p>
          <text:p text:style-name="P76"><text:span text:style-name="T12">AGAT </text:span><text:span text:style-name="T16">A</text:span><text:span text:style-name="T12">CT</text:span><text:span text:style-name="T16">A</text:span><text:span text:style-name="T12"> AAGC</text:span></text:p>
        </text:list-item>
      </text:list>
      <text:p text:style-name="P72">La cadena d’ADN és vàlida.</text:p>
      <text:p text:style-name="P72">Número d’A <text:tab/><text:tab/>6</text:p>
      <text:p text:style-name="P72">Percentatge d’A<text:tab/>50%</text:p>
      <text:p text:style-name="P71">....</text:p>
      <text:list xml:id="list134356447487433" text:continue-numbering="true" text:style-name="WWNum2">
        <text:list-header>
          <text:p text:style-name="P73"/>
          <text:p text:style-name="P75"><text:span text:style-name="T12">Si la cadena té algún caràcter diferent </text:span><text:span text:style-name="T16">(no és A,G,C,T)</text:span><text:span text:style-name="T12"> mostra un </text:span><text:span text:style-name="T16">missatge d’</text:span><text:span text:style-name="T12">error </text:span><text:span text:style-name="T16">per pantalla, informa del primer caràcter erroni i surt del programa</text:span><text:span text:style-name="T12">.</text:span></text:p>
        </text:list-header>
      </text:list>
      <text:p text:style-name="P71">AGTLGTA</text:p>
      <text:p text:style-name="P71">Error, el format de la cadena d’ADN no és vàlid.</text:p>
      <text:p text:style-name="P71">El primer caràcter de la cadena que és incorrecte és a la posició 4.</text:p>
      <text:p text:style-name="P68"/>
      <text:list xml:id="list134356901561901" text:continue-numbering="true" text:style-name="WWNum2">
        <text:list-item>
          <text:p text:style-name="P35"><text:span text:style-name="T18">AUTENTICACIÓ </text:span><text:span text:style-name="T17">D’USUARIS </text:span><text:span text:style-name="T18">A UN LABORATORI</text:span><text:span text:style-name="T17">. </text:span><text:span text:style-name="T18">PROGRAMACIÓ ORIENTADA A OBJECTES I COLECCIONS</text:span><text:span text:style-name="T17"> (</text:span><text:span text:style-name="T18">4</text:span><text:span text:style-name="T17"> PUNTS)</text:span></text:p>
          <text:p text:style-name="P74"/>
          <text:p text:style-name="P74"><text:bookmark text:name="docs-internal-guid-d94a100e-7fff-d6b0-300c-76aaffe51ac7"/>Ens han demanat crear un programa mitjançant la consola de Java que gestionarà l’accés als usuaris d’un laboratori.</text:p>
        </text:list-item>
      </text:list>
      <text:p text:style-name="P78">El programa demanarà per consola el nom d’usuari i la contrasenya (que tindrem guardats prèviament), <text:span text:style-name="T19">o bé si introduïm un 0 sortirem del programa. </text:span></text:p>
      <text:p text:style-name="P78"><text:span text:style-name="T19">S</text:span>i <text:span text:style-name="T19">les credencials introduïdes</text:span> són correctes <text:span text:style-name="T19">(username i password)</text:span>; s’accedirà a un menú on l’usuari registrat podrà:</text:p>
      <text:list xml:id="list2062668063" text:style-name="L1">
        <text:list-item>
          <text:p text:style-name="P79">Veure la seva informació d’usuari.</text:p>
        </text:list-item>
        <text:list-item>
          <text:p text:style-name="P79">Només si és admin, podrà crear un nou usuari; <text:span text:style-name="T10">i veure la llista d’usuaris.</text:span></text:p>
        </text:list-item>
        <text:list-item>
          <text:p text:style-name="P79">Fer logout (tancar la sessió)</text:p>
        </text:list-item>
        <text:list-item>
          <text:p text:style-name="P79">Tancar el programa.</text:p>
          <text:p text:style-name="P69"/>
        </text:list-item>
      </text:list>
      <text:p text:style-name="P77">Al fer logout, tornarem al punt inicial, on el programa demana les credencials de l’usuari.</text:p>
      <text:p text:style-name="P68"/>
      <text:p text:style-name="P77">Si el nom d’usuari o contrassenya són incorrectes; es mostrarà un missatge d’error i es tancarà el programa.</text:p>
      <text:p text:style-name="P68"/>
      <text:p text:style-name="P77">Es recomana:</text:p>
      <text:list xml:id="list3391446945" text:style-name="L2">
        <text:list-item>
          <text:p text:style-name="P81">Crear una classe Usuari, amb camps de nom, contrasenya, rol (user, admin) i altra informació (cognoms, especialitat, edat, salari, el que volgueu …)</text:p>
        </text:list-item>
        <text:list-item>
          <text:p text:style-name="P81">Crear una classe que contingui una col·lecció d’usuaris (pex un ArrayList). </text:p>
        </text:list-item>
      </text:list>
      <text:p text:style-name="P86">Hauria de tenir aquests mètodes: </text:p>
      <text:list xml:id="list41391804" text:style-name="L3">
        <text:list-item>
          <text:p text:style-name="P83">Un que afegeixi uns 6 usuaris al iniciar el programa.</text:p>
        </text:list-item>
        <text:list-item>
          <text:p text:style-name="P83">Un mètode de login</text:p>
        </text:list-item>
        <text:list-item>
          <text:p text:style-name="P85">Un mètode per a validar si l’usuari és admin o no.</text:p>
        </text:list-item>
        <text:list-item>
          <text:p text:style-name="P83">Un mètode de logout</text:p>
        </text:list-item>
        <text:list-item>
          <text:p text:style-name="P83">Un mètode per a mostrar la info d’un usuari <text:span text:style-name="T10">(qualsevol usuari)</text:span></text:p>
        </text:list-item>
        <text:list-item>
          <text:p text:style-name="P84">Un mètode per a crear un nou usuari (només disponible per a admin)</text:p>
        </text:list-item>
        <text:list-item>
          <text:p text:style-name="P84">Un mètode a llistar usuaris (només disponible per a admin)</text:p>
        </text:list-item>
      </text:list>
      <text:list xml:id="list3316663260" text:style-name="L4">
        <text:list-item>
          <text:p text:style-name="P82">Crear una classe del programa principal, amb el mètode main i les opcions de menú.</text:p>
        </text:list-item>
      </text:list>
      <text:p text:style-name="P68"/>
      <text:p text:style-name="P80"><text:span text:style-name="T9">Observació: </text:span><text:span text:style-name="T7">Com que tenim la info</text:span><text:span text:style-name="T8">rmació</text:span><text:span text:style-name="T7"> dels usuaris en memòria, tots els canvis que fem no es guardaran si tanquem el programa. Més endavant ja veurem com </text:span><text:soft-page-break/><text:span text:style-name="T7">guardar-la, en aquest exercici no c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text-align="center" style:justify-single-word="false" fo:break-before="auto" fo:break-after="auto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text-align="center" style:justify-single-word="false" fo:break-before="auto" fo:break-after="auto" fo:keep-with-next="always"/>
      <style:text-properties style:font-name="Arial" fo:font-family="Arial" style:font-family-generic="roman" style:font-pitch="variable" fo:font-size="10pt" fo:font-weight="bold" style:font-name-asian="Arial2" style:font-family-asian="Arial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break-before="auto" fo:break-after="auto" fo:keep-with-next="always"/>
      <style:text-properties style:font-name="Arial" fo:font-family="Arial" style:font-family-generic="roman" style:font-pitch="variable" fo:font-size="10pt" fo:font-weight="bold" style:font-name-asian="Arial2" style:font-family-asian="Arial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499cm" loext:contextual-spacing="false" fo:line-height="100%" fo:break-before="auto" fo:break-after="auto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423cm" fo:margin-bottom="0.499cm" loext:contextual-spacing="false" fo:line-height="100%" fo:break-before="auto" fo:break-after="auto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2" style:display-name="ListLabel 2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3" style:display-name="ListLabel 3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4" style:display-name="ListLabel 4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5" style:display-name="ListLabel 5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6" style:display-name="ListLabel 6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7" style:display-name="ListLabel 7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8" style:display-name="ListLabel 8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9" style:display-name="ListLabel 9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10" style:display-name="ListLabel 10" style:family="text">
      <style:text-properties fo:color="#000000" fo:font-size="12pt" fo:font-weight="bold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11" style:display-name="ListLabel 11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12" style:display-name="ListLabel 12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13" style:display-name="ListLabel 13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14" style:display-name="ListLabel 14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15" style:display-name="ListLabel 15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16" style:display-name="ListLabel 16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17" style:display-name="ListLabel 17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18" style:display-name="ListLabel 18" style:family="text">
      <style:text-properties fo:color="#000000" fo:font-size="12pt" fo:font-weight="normal" style:font-name-asian="Times" style:font-family-asian="Times" style:font-family-generic-asian="system" style:font-pitch-asian="variable" style:font-size-asian="12pt" style:font-weight-asian="normal" style:font-name-complex="Times" style:font-family-complex="Times" style:font-family-generic-complex="system" style:font-pitch-complex="variable" style:font-size-complex="12pt"/>
    </style:style>
    <style:style style:name="ListLabel_20_19" style:display-name="ListLabel 19" style:family="text">
      <style:text-properties fo:color="#000080" fo:font-style="italic" style:text-underline-style="solid" style:text-underline-width="auto" style:text-underline-color="font-color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49cm" fo:margin-left="0.69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49cm" fo:margin-left="0.69cm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31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06T13:43:55.049176254</dc:date>
    <meta:editing-duration>PT40M10S</meta:editing-duration>
    <meta:editing-cycles>8</meta:editing-cycles>
    <meta:document-statistic meta:table-count="1" meta:image-count="0" meta:object-count="0" meta:page-count="6" meta:paragraph-count="89" meta:word-count="876" meta:character-count="5037" meta:non-whitespace-character-count="4243"/>
  </office:meta>
</office:document-meta>
</file>